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3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Símbolo</text:p>
          </table:table-cell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Probabilidad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formula="of:=[.F6]/64" office:value-type="float" office:value="0.234375" calcext:value-type="float">
            <text:p>0.234375</text:p>
          </table:table-cell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formula="of:=[.F7]/64" office:value-type="float" office:value="0.21875" calcext:value-type="float">
            <text:p>0.21875</text:p>
          </table:table-cell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table:formula="of:=[.F8]/64" office:value-type="float" office:value="0.171875" calcext:value-type="float">
            <text:p>0.171875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formula="of:=[.F9]/64" office:value-type="float" office:value="0.125" calcext:value-type="float">
            <text:p>0.125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F10]/64" office:value-type="float" office:value="0.046875" calcext:value-type="float">
            <text:p>0.046875</text:p>
          </table:table-cell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[.F11]/64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formula="of:=[.F12]/64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[.F13]/64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[.F14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formula="of:=[.F15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F16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F17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F18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formula="of:=[.F19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F20]/64" office:value-type="float" office:value="0.015625" calcext:value-type="float">
            <text:p>0.015625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Default" table:formula="of:=SUM([.F6:.F20])" office:value-type="float" office:value="64" calcext:value-type="float">
            <text:p>64</text:p>
          </table:table-cell>
          <table:table-cell table:style-name="Default" table:formula="of:=SUM([.G6:.G20])" office:value-type="float" office:value="1" calcext:value-type="float">
            <text:p>1</text:p>
          </table:table-cell>
        </table:table-row>
        <table:table-row table:style-name="ro2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T00:00:03.454454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3-10-08T10:38:28.722451868</meta:creation-date>
    <dc:date>2013-10-08T10:59:24.009002598</dc:date>
    <dc:creator>Miguel </dc:creator>
    <meta:editing-duration>PT1M56S</meta:editing-duration>
    <meta:editing-cycles>3</meta:editing-cycles>
    <meta:generator>LibreOffice/4.1.2.2$Linux_X86_64 LibreOffice_project/410$Build-2</meta:generator>
    <meta:document-statistic meta:table-count="1" meta:cell-count="50" meta:object-count="0"/>
  </office:meta>
</office:document-meta>
</file>